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70000023DCC7A14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6.5cm" svg:height="18.5cm" svg:x="0.6cm" svg:y="1.1cm">
          <draw:image xlink:href="Pictures/10000000000004070000023DCC7A14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8-30T13:40:43</meta:creation-date>
    <dc:date>2010-08-30T13:42:10</dc:date>
    <meta:editing-duration>PT00H01M27S</meta:editing-duration>
    <meta:editing-cycles>1</meta:editing-cycles>
    <meta:document-statistic meta:object-count="24"/>
    <meta:generator>OpenOffice.org/3.1$Unix OpenOffice.org_project/310m19$Build-9420</meta:generator>
  </office:meta>
</office:document-meta>
</file>